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00ff00"/>
    </style:style>
    <style:style style:name="P3" style:family="paragraph" style:parent-style-name="Standard">
      <style:text-properties fo:background-color="#ff8000"/>
    </style:style>
    <style:style style:name="P4" style:family="paragraph" style:parent-style-name="Standard">
      <style:text-properties fo:background-color="#00ffff"/>
    </style:style>
    <style:style style:name="P5" style:family="paragraph" style:parent-style-name="Standard">
      <style:text-properties fo:background-color="#0000ff"/>
    </style:style>
    <style:style style:name="P6" style:family="paragraph" style:parent-style-name="Standard">
      <style:text-properties fo:background-color="#f1c232"/>
    </style:style>
    <style:style style:name="P7" style:family="paragraph" style:parent-style-name="Standard">
      <style:text-properties fo:background-color="#cc0000"/>
    </style:style>
    <style:style style:name="P8" style:family="paragraph" style:parent-style-name="Standard">
      <style:text-properties fo:background-color="#3c78d8"/>
    </style:style>
    <style:style style:name="P9" style:family="paragraph" style:parent-style-name="Standard">
      <style:text-properties fo:background-color="#6aa84f"/>
    </style:style>
    <style:style style:name="P10" style:family="paragraph" style:parent-style-name="Standard" style:master-page-name="Standard">
      <style:paragraph-properties style:page-number="1"/>
    </style:style>
    <style:style style:name="T1" style:family="text">
      <style:text-properties fo:background-color="#00ff00" loext:char-shading-value="0"/>
    </style:style>
    <style:style style:name="T2" style:family="text">
      <style:text-properties fo:background-color="#00ffff" loext:char-shading-value="0"/>
    </style:style>
    <style:style style:name="T3" style:family="text">
      <style:text-properties fo:background-color="#0000ff" loext:char-shading-value="0"/>
    </style:style>
    <style:style style:name="T4" style:family="text">
      <style:text-properties fo:background-color="#808080" loext:char-shading-value="0"/>
    </style:style>
    <style:style style:name="T5" style:family="text">
      <style:text-properties fo:background-color="transparent" loext:char-shading-value="0"/>
    </style:style>
    <style:style style:name="T6" style:family="text">
      <style:text-properties fo:background-color="#f1c232" loext:char-shading-value="0"/>
    </style:style>
    <style:style style:name="T7" style:family="text">
      <style:text-properties fo:background-color="#6aa84f" loext:char-shading-value="0"/>
    </style:style>
    <style:style style:name="T8" style:family="text">
      <style:text-properties fo:background-color="#a64d79"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m vigor desde 6 de outubro de 2020</text:p>
      <text:p text:style-name="Standard">Consulte as versões anteriores da nossa Política de Privacidade <text:a xlink:type="simple" xlink:href="https://flo.health/privacy-policy-archived" text:style-name="Internet_20_link" text:visited-style-name="Visited_20_Internet_20_Link">aqui</text:a>. ​</text:p>
      <text:p text:style-name="Standard"/>
      <text:p text:style-name="Standard">Quando utiliza a Flo, está a confiar-nos com a sua informação pessoal íntima. Estamos empenhados em salvaguardar essa confiança, por isso a nossa política como empresa é tomar todas as medidas para assegurar que os direitos de privacidade e os dados pessoais do utilizador são protegidos e tratar os dados com transparência. </text:p>
      <text:p text:style-name="Standard"/>
      <text:p text:style-name="Standard">O principal objetivo da nossa Política de Privacidade é fornecer uma compreensão clara sobre o tipo de dados que recolhemos, como são usados e partilhados e como os pode controlar.</text:p>
      <text:p text:style-name="Standard"/>
      <text:p text:style-name="Standard">Recomendamos que leia esta Política de Privacidade na íntegra, juntamente com os nossos Termos de Uso, mas deixamos aqui algumas das principais conclusões, que esperamos considere úteis:</text:p>
      <text:p text:style-name="Standard"/>
      <text:p text:style-name="Standard">Uso dos seus dados pessoais</text:p>
      <text:p text:style-name="Standard">Quando utilizar a Flo, poderemos recolher os seus Dados Pessoais e usá-los com vista a uma melhoria na experiência do utilizador, como por exemplo um aumento da precisão das previsões, personalização das ideias que lhe são fornecidas, etc. Para atividades de pesquisa utilizamos apenas dados agregados e descaracterizados, que não podem ser associados à sua pessoa.</text:p>
      <text:p text:style-name="Standard"/>
      <text:p text:style-name="Standard"/>
      <text:p text:style-name="Standard">Pode contribuir para o crescimento da comunidade Flo</text:p>
      <text:p text:style-name="Standard">Desde que recebamos o seu consentimento, podemos usar informações técnicas sobre si (o seu identificador técnico exclusivo, faixa etária, estado da assinatura e informação sobre a execução da aplicação) para fins promocionais para chegar a mais pessoas como você. Pode sempre retirar o seu consentimento para compartilhar estes dados.</text:p>
      <text:p text:style-name="Standard"/>
      <text:p text:style-name="Standard"/>
      <text:p text:style-name="Standard">Você tem o controlo</text:p>
      <text:p text:style-name="Standard">Poderá aceder aos seus Dados Pessoais, modificar, corrigir, apagar e atualizar os mesmos por escrito, através do email support@flo.health. Também poderá descarregar a informação que a Flo recolheu sobre si, entrando em contacto connosco. Por favor, tenha em atenção que apagar ou modificar alguns Dados Pessoais inseridos por si pode afetar a sua possibilidade de utilizar a Flo no futuro.</text:p>
      <text:p text:style-name="Standard"/>
      <text:p text:style-name="Standard"/>
      <text:p text:style-name="Standard">Os seus dados estão seguros com a Flo</text:p>
      <text:p text:style-name="Standard">O seu empregador, a sua companhia de seguros, os seus parentes - nenhum deles alguma vez terá conhecimento dos sintomas que regista ou das informações que obtém na Flo sem que você lhes diga. Tomamos todas as medidas razoáveis e apropriadas para proteger os seus Dados Pessoais contra perda, roubo, uso indevido ou acesso não autorizado.</text:p>
      <text:p text:style-name="Standard"/>
      <text:p text:style-name="Standard"/>
      <text:p text:style-name="Standard">Nós protegemos a privacidade das crianças</text:p>
      <text:p text:style-name="Standard">É por esta razão que deve ter pelo menos 13 anos para utilizar a Flo (16 anos para residentes na UE). Não recolhemos intencionalmente informações sobre crianças e não permitimos que os menores de 13 anos (16 anos para residentes na UE) utilizem a Aplicação. Além disso, algumas das funcionalidades da Aplicação podem não estar acessíveis a utilizadores menores de 18 anos.</text:p>
      <text:p text:style-name="Standard"/>
      <text:p text:style-name="Standard"><text:soft-page-break/></text:p>
      <text:p text:style-name="Standard">Pode falar connosco livremente</text:p>
      <text:p text:style-name="Standard">Acreditamos no diálogo transparente e aberto, por isso recomendamos que entre em contacto com a nossa Equipa de Apoio, com o nosso Responsável pela Proteção de Dados ou envie uma mensagem através do nosso email dedicado se tiver dúvidas sobre esta política, a forma como recolhemos ou processamos os seus Dados Pessoais, ou qualquer outro aspeto relacionado com as nossas práticas de privacidade.</text:p>
      <text:p text:style-name="Standard"/>
      <text:p text:style-name="Standard">Introdução</text:p>
      <text:p text:style-name="Standard">Esta Política de Privacidade explica como é que a Flo Health, Inc. ("Empresa" ou "nós" ou "nos") recolhe, armazena, utiliza, transfere e partilha os dados pessoais dos seus utilizadores ("você"), em conexão com:</text:p>
      <text:p text:style-name="Standard"/>
      <text:p text:style-name="P2">a aplicação móvel Flo fem ®, </text:p>
      <text:p text:style-name="Standard"><text:span text:style-name="T1">o site flo.health</text:span>, incluindo quaisquer produtos e serviços relacionados com o mesmo ("Site"), </text:p>
      <text:p text:style-name="Standard">(coletivamente, a “Aplicação”).</text:p>
      <text:p text:style-name="Standard"/>
      <text:p text:style-name="Standard">Reservamo-nos o direito e podemos alterar esta Política de Privacidade de tempos a tempos. Se fizermos qualquer alteração material, notificá-lo-emos por e-mail (enviado para o endereço de e-mail especificado no seu registo), através da Aplicação, ou apresentando-lhe uma nova versão desta Política de Privacidade. O uso continuado da aplicação após a data de entrada em vigor de uma versão atualizada da Política de Privacidade constituirá um indicador da sua aceitação da mesma com as referidas modificações. Em alguns casos, terá de aceitar alterações na Política de Privacidade explicitamente. Por favor, reveja o nosso Site e a Aplicação para conhecer as últimas atualizações sobre as nossas práticas de privacidade de dados. Se não aceitar os termos da Política de Privacidade, pedimos-lhe que não utilize a Aplicação. Por favor, saia imediatamente da Aplicação, caso não concorde com os termos da presente Política de Privacidade.</text:p>
      <text:p text:style-name="Standard"/>
      <text:p text:style-name="P1">1. Dados Pessoais e informação que recolhemos</text:p>
      <text:p text:style-name="Standard">Dados Pessoais que nos fornece diretamente</text:p>
      <text:p text:style-name="Standard">Informação geral. Ao registar-se para usar a Aplicação, podemos recolher Dados Pessoais, tais como:</text:p>
      <text:p text:style-name="Standard"/>
      <text:p text:style-name="P1">nome; <text:s text:c="4"/></text:p>
      <text:p text:style-name="P1">endereço de e-mail;</text:p>
      <text:p text:style-name="P1">sexo;</text:p>
      <text:p text:style-name="P1">data de nascimento;</text:p>
      <text:p text:style-name="P1">palavra-passe ou senha;</text:p>
      <text:p text:style-name="P1">local de residência e informações de localização associadas;</text:p>
      <text:p text:style-name="P1">ID (para fins limitados).</text:p>
      <text:p text:style-name="Standard">Saúde e bem-estar. Ao utilizar a Aplicação, pode escolher fornecer informações pessoais sobre a sua saúde e bem-estar, tais como:</text:p>
      <text:p text:style-name="Standard"/>
      <text:p text:style-name="Standard">peso;</text:p>
      <text:p text:style-name="Standard">temperatura corporal;</text:p>
      <text:p text:style-name="Standard">datas dos ciclos menstruais;</text:p>
      <text:p text:style-name="Standard">vários sintomas relacionados com o seu ciclo menstrual e saúde;</text:p>
      <text:p text:style-name="Standard">outras informações sobre a sua saúde (incluindo atividades sexuais), bem-estar e atividades relacionadas, incluindo vida pessoal (coletivamente, "Dados Pessoais").</text:p>
      <text:p text:style-name="Standard">Também pode dar-nos a possibilidade de importar Dados Pessoais para a Aplicação sobre a sua <text:soft-page-break/>saúde e atividades de serviços de terceiros, como o <text:span text:style-name="T4">Apple HealthKit e o Google Fit.</text:span> Tais Dados Pessoais importados podem incluir: atividades desportivas, peso, calorias queimadas, batimento cardíaco, número de passos/distância percorrida e outras informações sobre a sua saúde. Para que possamos processar quaisquer Dados Pessoais nesta categoria, pediremos explicitamente o seu consentimento no ecrã de registo.</text:p>
      <text:p text:style-name="Standard"/>
      <text:p text:style-name="Standard">Dados Pessoais que podemos recolher automaticamente</text:p>
      <text:p text:style-name="Standard">Ao aceder ou usar a Aplicação, podemos recolher automaticamente a seguinte informação.</text:p>
      <text:p text:style-name="Standard"/>
      <text:p text:style-name="P1">Informação sobre o dispositivo:</text:p>
      <text:p text:style-name="Standard"/>
      <text:p text:style-name="P1">modelo de hardware;</text:p>
      <text:p text:style-name="P1">informação sobre o sistema operativo e a sua versão;</text:p>
      <text:p text:style-name="P1">identificadores de dispositivo exclusivos (por exemplo IDFA);</text:p>
      <text:p text:style-name="P1">informações da rede móvel;</text:p>
      <text:p text:style-name="P1">informação sobre o armazenamento do dispositivo.</text:p>
      <text:p text:style-name="P1">Informação sobre a localização:</text:p>
      <text:p text:style-name="Standard"/>
      <text:p text:style-name="P1">endereço IP;</text:p>
      <text:p text:style-name="P1">fuso horário;</text:p>
      <text:p text:style-name="P1">informação sobre o fornecedor de serviço móvel.</text:p>
      <text:p text:style-name="P1">Dados de uso da Aplicação, incluindo, entre outros:</text:p>
      <text:p text:style-name="Standard"/>
      <text:p text:style-name="P1">frequência de utilização;</text:p>
      <text:p text:style-name="P1">áreas e funções da nossa Aplicação que visita;</text:p>
      <text:p text:style-name="P1">os seus padrões de utilização em geral;</text:p>
      <text:p text:style-name="P1">interação com funcionalidades específicas.</text:p>
      <text:p text:style-name="Standard">Para recolher essas informações, também podemos enviar cookies para o seu dispositivo móvel ou computador ou envolver outras tecnologias de rastreamento. Obtenha mais informação na nossa Política de Cookies.</text:p>
      <text:p text:style-name="Standard"/>
      <text:p text:style-name="Standard">Dados de fontes externas. Poderemos utilizar ferramentas de terceiros, como a <text:span text:style-name="T4">AppsFlyer, </text:span>que nos forneçam alguns dos seus dados de atribuição, que utilizamos para adaptar e personalizar a sua experiência no uso da Aplicação. Também poderemos utilizar esses dados para fins estatísticos e análises.</text:p>
      <text:p text:style-name="Standard"/>
      <text:p text:style-name="P3">2. Como utilizamos os seus Dados Pessoais</text:p>
      <text:p text:style-name="Standard">Como qualquer organização que compra com as normas, não recolheremos nem utilizaremos os seus Dados Pessoais sem o seu conhecimento ou sem que tenhamos razões para tal. Então, para qualquer objetivo no processamento dos seus Dados Pessoais, precisamos de ter algum motivo válido ou a chamada "base legal". <text:s text:c="4"/></text:p>
      <text:p text:style-name="Standard"/>
      <text:p text:style-name="Standard">Dependendo do caso, processaremos os seus Dados Pessoais com base nas seguintes bases legais:</text:p>
      <text:p text:style-name="Standard"/>
      <text:p text:style-name="Standard">O seu consentimento. A sua permissão para processar os Dados Pessoais que nos fornece no ecrã de registo ou em qualquer outro momento apropriado, se necessário.</text:p>
      <text:p text:style-name="Standard">A sua relação contratual connosco. Talvez precisemos de processar alguns Dados Pessoais <text:span text:style-name="T2">para disponibilizar a Aplicação e os seus serviços para acesso, instalação e uso posterior.</text:span></text:p>
      <text:p text:style-name="Standard">Interesse legítimo. Podemos processar alguns dos seus Dados Pessoais <text:span text:style-name="T2">para exercer interesses </text:span><text:soft-page-break/><text:span text:style-name="T2">comerciais e benefícios sociais mais amplos.</text:span></text:p>
      <text:p text:style-name="Standard">Obrigação legal. Podemos ser obrigados a processar alguns dos seus Dados Pessoais, <text:span text:style-name="T2">de modo a cumprir com as leis e regulamentos aplicáveis.</text:span></text:p>
      <text:p text:style-name="Standard">Aqui está a descrição do principal tipo de atividades de processamento que realizamos com os seus Dados Pessoais e da base legal correspondente (com alguns exemplos básicos).</text:p>
      <text:p text:style-name="Standard"/>
      <text:p text:style-name="P4">Analisar, operar, manter e melhorar a Aplicação, adicionar novos recursos e serviços à Aplicação, suportar as funções existentes da Aplicação.</text:p>
      <text:p text:style-name="Standard">Consentimento <text:s text:c="4"/></text:p>
      <text:p text:style-name="Standard">Podemos usar os dados do seu ciclo <text:span text:style-name="T2">para prever os seus ciclos ou ovulação futuros.</text:span></text:p>
      <text:p text:style-name="P4">Personalizar o conteúdo e os materiais que visualiza ao utilizar a Aplicação.</text:p>
      <text:p text:style-name="Standard">Consentimento</text:p>
      <text:p text:style-name="Standard">Com base nas suas preferências e informações de acesso, podemos <text:span text:style-name="T2">sugerir-lhe determinados artigos ou materiais (por exemplo, histórias) para ler.</text:span></text:p>
      <text:p text:style-name="Standard"><text:span text:style-name="T2">Personalizar ofertas e recomendações de produtos e serviços, incluindo produtos e ofertas de terceiros </text:span>(exceto dados da Apple HealthKit e Google Fit).</text:p>
      <text:p text:style-name="Standard">Consentimento</text:p>
      <text:p text:style-name="Standard">Podemos <text:span text:style-name="T2">enviar uma oferta de desconto da Flo Premium para o seu email</text:span>. Pode excluir esta opção a qualquer momento, entrando em contacto connosco para o e-mail support@flo.health.</text:p>
      <text:p text:style-name="P4">Disponibilizar e fornecer os produtos e serviços que solicitar, processar transações e enviar-lhe informação relacionada, incluindo confirmações e lembretes.</text:p>
      <text:p text:style-name="Standard">Contrato</text:p>
      <text:p text:style-name="Standard">Com base na utilização dos dados do seu dispositivo, podemos <text:span text:style-name="T2">enviar-lhe um lembrete para registar a sua menstruação ou sintomas, para tornar as previsões mais precisas. </text:span>Pode desativar esta função a qualquer momento nas definições do telefone.</text:p>
      <text:p text:style-name="P4">Cobrança (faturação), gestão de conta e outros fins administrativos, se aplicável.</text:p>
      <text:p text:style-name="Standard">Contrato</text:p>
      <text:p text:style-name="P4">Podemos enviar-lhe um e-mail com a sua fatura, se aplicável.</text:p>
      <text:p text:style-name="P4">Responder aos seus comentários, questões e pedidos e prestar serviços de apoio ao cliente.</text:p>
      <text:p text:style-name="Standard">Contrato</text:p>
      <text:p text:style-name="Standard">Podemos processar o seu nome e e-mail <text:span text:style-name="T2">para responder ao seu pedido de apoio.</text:span></text:p>
      <text:p text:style-name="P4">Enviar-lhe notificações técnicas, atualizações, alertas de segurança e mensagens administrativas e de apoio.</text:p>
      <text:p text:style-name="Standard">Interesse legítimo</text:p>
      <text:p text:style-name="Standard">Podemos <text:span text:style-name="T2">enviar-lhe uma notificação por e-mail que contenha um inquérito de satisfação de cliente</text:span> Pode excluir esta opção a qualquer momento, entrando em contacto connosco para o e-mail support@flo.health.</text:p>
      <text:p text:style-name="P4">Monitorizar e analisar tendências, utilização e atividades relacionadas com a nossa Aplicação.</text:p>
      <text:p text:style-name="Standard">Consentimento</text:p>
      <text:p text:style-name="Standard">Podemos analisar as suas atividades na Aplicação para<text:span text:style-name="T2"> perceber o que gosta ou o que não gosta, a fim de melhorar a sua experiência futura.</text:span></text:p>
      <text:p text:style-name="Standard">Exclusivamente no que diz respeito à informação que concordou em partilhar, <text:span text:style-name="T2">para fins promocionais da Empresa</text:span> (exceto dados da Apple HealthKit e Google Fit).</text:p>
      <text:p text:style-name="Standard">Consentimento</text:p>
      <text:p text:style-name="Standard">Se der o seu consentimento, podemos <text:span text:style-name="T2">publicar a sua avaliação ou comentário no nosso site.</text:span></text:p>
      <text:p text:style-name="Standard">Para verificar a sua identidade </text:p>
      <text:p text:style-name="Standard">Obrigação legal</text:p>
      <text:p text:style-name="Standard">Podemos solicitar a <text:span text:style-name="T2">verificação da idade</text:span> (p. ex., um cartão de identificação) se tivermos dúvidas razoáveis em relação à sua idade.</text:p>
      <text:p text:style-name="Standard">Princípios do tratamento</text:p>
      <text:p text:style-name="Standard"><text:soft-page-break/>Minimização dos dados e limitação da finalidade. Não processaremos os Dados Pessoais de uma forma que seja incompatível com os fins para os quais foram recolhidos ou subsequentemente autorizados por si, nem recolheremos quaisquer Dados Pessoais que não sejam necessários para os fins mencionados. Para qualquer nova finalidade de processamento, pedir-lhe-emos o seu consentimento separadamente. </text:p>
      <text:p text:style-name="Standard"/>
      <text:p text:style-name="Standard">Não existe venda de Dados Pessoais. Nunca venderemos, alugaremos ou divulgaremos os seus Dados Pessoais. Podemos partilhar apenas alguns dos seus Dados Pessoais com os nossos prestadores de serviços, estritamente limitados a casos e finalidades estipuladas nesta Política de Privacidade. Também não usaremos as informações obtidas através do seu uso de HealthKit e Google Fit para publicidade ou serviços similares, nem as venderemos para plataformas de publicidade, corretores de dados ou revendedores de informações.</text:p>
      <text:p text:style-name="Standard"/>
      <text:p text:style-name="Standard">3. Os seus direitos de privacidade</text:p>
      <text:p text:style-name="Standard">Não importa qual é o seu país ou região de origem. Estamos comprometidos em respeitar vastos direitos de privacidade no que toca aos seus Dados Pessoais.</text:p>
      <text:p text:style-name="Standard"/>
      <text:p text:style-name="P7">Que direitos?</text:p>
      <text:p text:style-name="Standard"/>
      <text:p text:style-name="Standard"/>
      <text:p text:style-name="Standard">Correção dos Dados Pessoais</text:p>
      <text:p text:style-name="Standard">Caso ache que os seus Dados Pessoais não estão corretos, tem o direito de nos contactar e solicitar a correção desses Dados Pessoais. </text:p>
      <text:p text:style-name="Standard"/>
      <text:p text:style-name="Standard"/>
      <text:p text:style-name="Standard">Restrição de Processamento</text:p>
      <text:p text:style-name="Standard">Se contestar a precisão dos Dados Pessoais e precisarmos de algum tempo para verificar a sua correção, também tem o direito de solicitar que o processamento dos seus Dados Pessoais seja restrito.</text:p>
      <text:p text:style-name="Standard"/>
      <text:p text:style-name="Standard"/>
      <text:p text:style-name="Standard">Direitos de informação e acesso aos seus Dados Pessoais (incluindo a forma portátil)</text:p>
      <text:p text:style-name="Standard">A Aplicação oferece-lhe a possibilidade de aceder aos Dados Pessoais dentro da mesma. Tem o direito de solicitar informações sobre quais são os Dados Pessoais que temos sobre si, aceder a todos os seus Dados Pessoais e <text:span text:style-name="T7">receber uma cópia dos mesmos, inclusive num formato estruturado e portátil (.json)</text:span>. Também nos comprometemos a notificá-lo, conforme exigido pelas leis aplicáveis, sobre violações de Dados Pessoais relacionadas com os seus Dados Pessoais.</text:p>
      <text:p text:style-name="Standard"/>
      <text:p text:style-name="Standard"/>
      <text:p text:style-name="Standard">Eliminação dos seus Dados Pessoais</text:p>
      <text:p text:style-name="Standard">Pode solicitar que eliminemos os seus Dados Pessoais, caso retire o seu consentimento para o processamento, se acreditar que esse processamento não é compatível com a lei aplicável e em alguns outros casos. Por favor, saiba que eliminar alguns Dados Pessoais pode afetar a sua experiência na utilização da Aplicação. </text:p>
      <text:p text:style-name="Standard"/>
      <text:p text:style-name="Standard"/>
      <text:p text:style-name="Standard">Direito de oposição ao tratamento dos seus Dados Pessoais</text:p>
      <text:p text:style-name="Standard">Em alguns casos, pode opor-se ao processamento dos seus Dados Pessoais, por exemplo, se os processarmos com base em interesses legítimos, contactando-nos através do e-mail support@flo.health.</text:p>
      <text:p text:style-name="Standard"><text:soft-page-break/></text:p>
      <text:p text:style-name="P8">Como exercer os seus direitos de privacidade</text:p>
      <text:p text:style-name="Standard">Entre em contacto connosco para o e-mail support@flo.health para exercer qualquer um dos seus direitos de privacidade. </text:p>
      <text:p text:style-name="Standard"/>
      <text:p text:style-name="P9">Vamos exercê-los num prazo de 30 dias após o recebimento. Pode levar até 90 dias em alguns casos, por exemplo, para apagar integralmente os seus Dados Pessoais armazenados nos nossos sistemas auxiliares. Avisá-lo-emos se precisarmos de mais tempo e explicaremos os motivos do atraso. </text:p>
      <text:p text:style-name="Standard"/>
      <text:p text:style-name="Standard">O que mais?</text:p>
      <text:p text:style-name="Standard">Lembre-se de que, se recebermos uma solicitação vaga, poderemos contactar a pessoa para entender melhor a motivação e o conteúdo do pedido. Também podemos recusar pedidos manifestamente infundados e excessivos (repetitivos). </text:p>
      <text:p text:style-name="Standard"/>
      <text:p text:style-name="Standard">Também podemos exigir que comprove a sua identidade em alguns casos. Normalmente, fazemos questão de verificar se a solicitação tem origem no mesmo endereço de e-mail que indicou ao registar-se na Aplicação. Em caso de dúvida, poderemos pedir que submeta alguma verificação adicional. Isto serve para garantir que nenhum direito de terceiros é violado pelo seu pedido.</text:p>
      <text:p text:style-name="Standard"/>
      <text:p text:style-name="Standard">Sujeito às leis aplicáveis, pode ter o direito de apresentar uma reclamação à sua autoridade local de proteção de dados sobre qualquer uma das nossas atividades (relacionadas com os seus direitos de privacidade, entre outras) que considere que não estejam em conformidade com a lei aplicável. No entanto, se achar que fazemos algo incorretamente, informe-nos primeiro para privacy@flo.health. Preocupamo-nos com a sua privacidade e queremos ter a certeza de que fizemos tudo para resolver qualquer preocupação sua.</text:p>
      <text:p text:style-name="Standard"/>
      <text:p text:style-name="Standard">4. Processamento de Dados Pessoais por terceiros</text:p>
      <text:p text:style-name="Standard">Não partilharemos os seus Dados Pessoais com terceiros, exceto conforme especificado abaixo.</text:p>
      <text:p text:style-name="Standard"/>
      <text:p text:style-name="Standard">Processamento para encontrar novos utilizadores da Flo e manter contacto consigo</text:p>
      <text:p text:style-name="Standard">Poderemos partilhar alguns dos seus Dados Pessoais não relacionados com saúde com a AppsFlyer, uma plataforma de marketing móvel que gere os seus Dados Pessoais, de acordo com as nossas instruções. Ao usar a AppsFlyer e os seus parceiros integrados, podemos alcançar mais pessoas como você em várias plataformas e divulgar a aplicação, para ajudar mais mulheres a manter o controlo da sua saúde e bem-estar. Se precisarmos de partilhar os seus Dados Pessoais com outras plataformas para esse fim, exceto conforme definido aqui, solicitaremos o seu consentimento. Se isso for exigido por lei, garantiremos o seu consentimento para partilhar os seus dados não relacionados com saúde com a AppsFlyer e os seus parceiros integrados. <text:s text:c="4"/></text:p>
      <text:p text:style-name="Standard"/>
      <text:p text:style-name="Standard">Aqui está uma ilustração passo-a-passo de como trabalhamos com a AppsFlyer e os seus <text:span text:style-name="T4">parceiros integrados</text:span>:</text:p>
      <text:p text:style-name="Standard"/>
      <text:p text:style-name="Standard"/>
      <text:p text:style-name="Standard">1. Você torna-se um utilizador Flo e aceita partilhar os seus Dados Pessoais, estritamente limitados ao seguinte conjunto: <text:s/></text:p>
      <text:p text:style-name="Standard"/>
      <text:p text:style-name="Standard">a) identificadores técnicos: endereço IP (que também pode fornecer informações gerais de localização), agente do utilizador, IDFA (identificadores para anunciantes), ID Android (em <text:soft-page-break/>dispositivos Android), ID de anunciante do Google, ID de utilizador emitido pelo cliente e outros identificadores técnicos exclusivos semelhantes;</text:p>
      <text:p text:style-name="Standard"><text:s/>b) a sua faixa etária; </text:p>
      <text:p text:style-name="Standard">c) o estado da sua subscrição; </text:p>
      <text:p text:style-name="Standard">d) informação sobre o lançamento da aplicação.</text:p>
      <text:p text:style-name="Standard"/>
      <text:p text:style-name="Standard">2. A aplicação Flo envia os seus dados para a AppsFlyer, que os analisa e nos fornece relatórios e ideias sobre como otimizar as nossas campanhas promocionais.</text:p>
      <text:p text:style-name="Standard"/>
      <text:p text:style-name="Standard">3. Ao mesmo tempo, a AppsFlyer envia os seus dados para alguns dos seus parceiros integrados (por exemplo, Pinterest, Google Ads, Apple Search Ads, rede de marketing FB e alguns outros) para encontrar pessoas como você em diferentes plataformas, incluindo nos sites das redes sociais. Estes parceiros integrados analisam os seus dados e mostram informações relevantes sobre a Aplicação a pessoas potencialmente interessadas na mesma ou relembram-no de visitar a Aplicação, caso tenha deixado de a usar há algum tempo. </text:p>
      <text:p text:style-name="Standard"/>
      <text:p text:style-name="Standard">4. É assim que você e os novos utilizadores conhecem melhor a Flo, obtêm previsões de ciclo precisas, aprendem sobre o significado dos sinais dos seus corpos e recebem informações fiáveis sobre a sua saúde. Ao fornecer o seu consentimento para usar a aplicação Flo, contribui para o crescimento da comunidade Flo. <text:s/></text:p>
      <text:p text:style-name="Standard"/>
      <text:p text:style-name="Standard">Leia mais sobre a AppsFlyer aqui e os seus parceiros integrados aqui. </text:p>
      <text:p text:style-name="Standard"/>
      <text:p text:style-name="Standard">Opções de exclusão. Pode retirar o seu consentimento ou optar pela exclusão da partilha dos seus Dados Pessoais, o que se aplicar no seu caso, de acordo com esta subsecção, a qualquer momento, usando uma das seguintes opções:</text:p>
      <text:p text:style-name="Standard"/>
      <text:p text:style-name="Standard">entrando em contacto connosco para support@flo.health;</text:p>
      <text:p text:style-name="Standard">ajustando as definições do seu dispositivo iOS ou Android, a fim de deixar de partilhar o seu IDFA ou ID de Publicidade Android.</text:p>
      <text:p text:style-name="Standard">Processamento para fazer a Aplicação funcionar </text:p>
      <text:p text:style-name="Standard">Envolvemos processadores que executam operações particulares com os seus Dados Pessoais por nós.</text:p>
      <text:p text:style-name="Standard"/>
      <text:p text:style-name="Standard">Os processadores são empresas que nos ajudam a executar a Aplicação, apoiam a nossa comunicação consigo ou realizam outras atividades relacionadas com a Aplicação. Eles podem processar certos Dados Pessoais em nosso nome para alcançar os objetivos relacionados com as funções da Aplicação e atividades associadas. Os processadores agem somente de acordo com as nossas instruções e processam apenas essa quantidade de Dados Pessoais, conforme as nossas instruções para o processamento. Continuamos a ser totalmente responsáveis por quaisquer atos ou omissões dos nossos processadores e comprometemo-nos a executar acordos formais de processamento de dados com eles na medida exigida pela lei aplicável.</text:p>
      <text:p text:style-name="Standard"/>
      <text:p text:style-name="Standard">Aqui está a lista dos nossos principais processadores.</text:p>
      <text:p text:style-name="Standard"/>
      <text:p text:style-name="Standard"/>
      <text:p text:style-name="Standard">Ler mais</text:p>
      <text:p text:style-name="Standard"/>
      <text:p text:style-name="Standard"/>
      <text:p text:style-name="Standard"/>
      <text:p text:style-name="Standard"><text:soft-page-break/>Informação agregada</text:p>
      <text:p text:style-name="Standard">Às vezes, podemos agregar, anonimizar ou descaracterizar os seus Dados Pessoais de tal forma que eles não possam ser razoavelmente usados para identificá-lo. Esses dados deixam de ser pessoais. Podemos partilhar esses dados com os<text:span text:style-name="T5"> </text:span><text:span text:style-name="T4">nossos parceiros ou instituições de pesquisa.</text:span> Por exemplo, podemos partilhar, incluindo, sem limitação, em artigos, publicações de blogues e publicações científicas, informações demográficas gerais sobre a idade e estatísticas agregadas sobre certas atividades ou sintomas a partir dos dados recolhidos para ajudar a identificar padrões entre os utilizadores. A partilha desses dados contribui para o avanço da pesquisa científica sobre a saúde da mulher.</text:p>
      <text:p text:style-name="Standard"/>
      <text:p text:style-name="Standard">Informação publicada por si</text:p>
      <text:p text:style-name="Standard">A Aplicação apresenta várias áreas de comunidade, como o Papo privado, onde os utilizadores com interesses semelhantes podem partilhar informações e apoiar-se mutuamente. </text:p>
      <text:p text:style-name="Standard"/>
      <text:p text:style-name="Standard">Qualquer informação (incluindo Dados Pessoais) que partilhar em qualquer área da comunidade online ou numa discussão online é, por definição, aberta à comunidade da Aplicação. Deve pensar bem antes de publicar dados pessoais em qualquer fórum público. Aquilo que publica pode ser visto, divulgado ou recolhido por terceiros e pode ser usado por outros de formas que escapam ao nosso controlo ou previsão, incluindo para o contactar para fins não autorizados. Além disso, a publicação dos seus Dados Pessoais no Papo privado pode violar as Regras do Papo privado. Caso publique Dados Pessoais, por engano, nas áreas da nossa comunidade, os quais pretenda remover, basta enviar-nos um email, tal como indicado a seguir, a solicitar a sua remoção. </text:p>
      <text:p text:style-name="Standard"/>
      <text:p text:style-name="Standard">Circunstâncias especiais</text:p>
      <text:p text:style-name="Standard">Também podemos partilhar alguns dos seus Dados Pessoais nas seguintes circunstâncias especiais: </text:p>
      <text:p text:style-name="Standard"/>
      <text:p text:style-name="Standard">em resposta a intimações, ordens judiciais ou processos legais, na medida permitida e conforme as restrições da lei (inclusive para atender aos requisitos de segurança nacional ou de aplicação da lei); </text:p>
      <text:p text:style-name="Standard">quando a divulgação for necessária para manter a segurança e integridade da Aplicação, ou para proteger a segurança de qualquer utilizador ou a segurança de outras pessoas, de acordo com as leis aplicáveis. Nesses casos, também podemos excluir alguns dos seus Dados Pessoais (por exemplo, redefinir a sua palavra-passe para evitar o acesso não autorizado); </text:p>
      <text:p text:style-name="Standard">quando a divulgação for instruída ou consentida pelo utilizador que introduziu os Dados Pessoais; </text:p>
      <text:p text:style-name="Standard">no caso de ocorrer uma transição de negócios, como fusão, alienação, aquisição, liquidação ou venda de todos ou de parte dos seus ativos, as suas informações, na maioria dos casos, farão parte dos ativos transferidos.</text:p>
      <text:p text:style-name="Standard">5. Retenção dos seus Dados Pessoais</text:p>
      <text:p text:style-name="Standard">Quando utiliza a Aplicação</text:p>
      <text:p text:style-name="Standard">Iremos reter os seus Dados Pessoais enquanto a sua conta estiver ativa ou estes forem necessários à prestação de serviços e apenas enquanto servirem os fins de tratamento identificados na Secção 2 da presente Política de Privacidade. A qualquer momento, pode apagar os seus Dados Pessoais, de acordo com a Política de Privacidade.</text:p>
      <text:p text:style-name="Standard"/>
      <text:p text:style-name="Standard">Depois de deixar de utilizar a Aplicação</text:p>
      <text:p text:style-name="Standard">Se optar por eliminar a Aplicação ou desativar a sua conta, ou se a sua conta ficar inativa por um determinado tempo, reteremos os seus Dados Pessoais por um período razoável, caso decida reativar os Serviços. A Aplicação abrange diferentes períodos do ciclo de vida dos utilizadores; portanto, em alguns casos, a retenção dos seus dados é necessária para garantir que tenha uma <text:soft-page-break/>experiência tranquila com outras funções da Aplicação (por exemplo, alternar para o modo de gravidez após a monitorização do ciclo). </text:p>
      <text:p text:style-name="Standard"/>
      <text:p text:style-name="Standard">Deve estar ciente de que podemos reter certos Dados Pessoais e outras informações depois da sua conta ter sido encerrada ou eliminada, conforme necessário, para cumprir as obrigações legais, resolver litígios e fazer cumprir os nossos contratos.</text:p>
      <text:p text:style-name="Standard">6. Segurança dos seus Dados Pessoais</text:p>
      <text:p text:style-name="P6">Medidas gerais de segurança</text:p>
      <text:p text:style-name="Standard">Tomamos todas as medidas razoáveis e adequadas para proteger todos os Dados Pessoais recolhidos de perda, roubo, uso indevido e acesso não autorizado, divulgação, alteração e destruição, tendo em conta a natureza dos Dados Pessoais que tratamos e os riscos associados a categorias especiais dos Dados Pessoais que recolhemos (informação sobre saúde). Entre outros, utilizamos as seguintes medidas de segurança de informação para proteger os seus Dados Pessoais:</text:p>
      <text:p text:style-name="Standard"/>
      <text:p text:style-name="P6">Pseudonimização e tokenização de certas categorias dos seus Dados Pessoais;</text:p>
      <text:p text:style-name="P6">Encriptação dos seus Dados Pessoais em trânsito e em repouso;</text:p>
      <text:p text:style-name="P6">Análise sistemática de vulnerabilidades e testes de intrusão;</text:p>
      <text:p text:style-name="P6">Proteção da integridade dos dados;</text:p>
      <text:p text:style-name="Standard"><text:span text:style-name="T6">Medidas organizacionais e legais. </text:span>Por exemplo, os nossos colaboradores têm diferentes níveis de acesso aos seus Dados Pessoais e somente os responsáveis pela gestão de dados obtêm acesso aos seus Dados Pessoais e apenas para fins limitados necessários para o funcionamento da Aplicação. Impomos responsabilidade rigorosa aos nossos funcionários por quaisquer divulgações, acessos não autorizados, alterações, destruições ou uso indevido dos seus Dados Pessoais.</text:p>
      <text:p text:style-name="Standard"><text:span text:style-name="T6">Realização de avaliações periódicas de impacto na proteção de dados, </text:span>a fim de garantir que a Aplicação cumpre plenamente com os princípios de "privacidade desde a conceção", "privacidade por defeito" e outros. Também nos comprometemos a realizar auditorias de privacidade em caso de fusão ou aquisição da Empresa.</text:p>
      <text:p text:style-name="Standard">Entenda que pode ajudar a manter a sua informação segura ao escolher e proteger a sua palavra-passe adequadamente, não a partilhar e evitar que outros utilizem o seu dispositivo móvel. Entenda que nenhum sistema de segurança é perfeito e, como tal, não podemos garantir a segurança absoluta da Aplicação ou que a sua informação não seja intercetada enquanto nos é transmitida. </text:p>
      <text:p text:style-name="Standard"/>
      <text:p text:style-name="Standard">Falhas de segurança</text:p>
      <text:p text:style-name="Standard">Se tivermos conhecimento de uma falha nos sistemas de segurança, poderemos publicar um aviso ou tentar notificá-lo por email e tomaremos as medidas razoáveis para remediar a falha, conforme especificado na lei aplicável e nesta Política de Privacidade. Se tivermos conhecimento de uma possível violação de Dados Pessoais, juntamente com outras ações mencionadas na Secção 3 da Política de Privacidade (tal como notificá-lo em determinados casos), também tomaremos medidas específicas para remediar a violação, incluindo, entre outra, desconectá-lo de todos os dispositivos, redefinir uma palavra-passe (enviando uma palavra-passe temporária para utilizar) e executar outras atividades e ações razoavelmente necessárias.</text:p>
      <text:p text:style-name="Standard"/>
      <text:p text:style-name="Standard">Se deseja reportar um incidente de segurança relacionado com a Aplicação, por favor entre em contacto connosco para security@flo.health.</text:p>
      <text:p text:style-name="Standard"/>
      <text:p text:style-name="Standard">7. Privacidade das crianças</text:p>
      <text:p text:style-name="Standard">Limite geral de idade. Comprometemo-nos a proteger a privacidade das crianças. A Aplicação não <text:soft-page-break/>se destina a crianças e nós não recolhemos intencionalmente informação sobre crianças menores de 13 anos de idade. A Aplicação não recolhe Dados Pessoais de qualquer pessoa que a Empresa tenha conhecimento que tenha idade inferior a 13 anos. Caso tenha conhecimento de alguém com idade inferior a 13 anos que esteja a utilizar a Aplicação, contacte-nos através do email support@flo.health e tomaremos as medidas necessárias para eliminar a informação correspondente e (ou) eliminar a respetiva conta. </text:p>
      <text:p text:style-name="Standard"/>
      <text:p text:style-name="Standard">Limitação de idade para os residentes da União Europeia. Devido aos requisitos legais, deverá ter pelo menos 16 anos para usar a Aplicação. Não permitimos o uso da Aplicação por residentes da União Europeia com menos de 16 anos de idade. Caso tenha conhecimento de alguém com idade inferior a 16 anos que esteja a utilizar a aplicação, contacte-nos através do email support@flo.health e tomaremos as medidas necessárias para eliminar a informação correspondente e (ou) eliminar a respetiva conta.</text:p>
      <text:p text:style-name="Standard">8. Comunicação consigo</text:p>
      <text:p text:style-name="Standard">Podemos contactá-lo, de tempos a tempos, através de e-mail ou outros meios de comunicação (como popups e notificações push) para o informar sobre produtos, serviços, ofertas, promoções, prémios e eventos oferecidos por nós e outros e para lhe fornecermos notícias e informações que julgamos serem do seu interesse. </text:p>
      <text:p text:style-name="Standard"/>
      <text:p text:style-name="Standard">Opções de auto-exclusão. Pode sempre cancelar a receção de emails, cancelando a subscrição através do link "Cancelar subscrição" contido no email. A desativação destes e-mails ou notificações não cessará a transmissão de e-mails importantes relacionados com o serviço, que sejam necessários para o uso da Aplicação pela sua parte. Se as leis aplicáveis assim o preconizarem, podemos pedir a alguns utilizadores que forneçam o seu consentimento para tais comunicações.</text:p>
      <text:p text:style-name="Standard"/>
      <text:p text:style-name="Standard">Por favor, tenha em consideração que podemos entrar em contacto consigo, para o informar sobre produtos, serviços, ofertas, promoções, recompensas e eventos oferecidos por nós e outros, através de plataformas de terceiros (como as redes sociais). Veja mais na secção Processamento para encontrar novos utilizadores da Flo e manter contacto consigo. Por favor, tenha em consideração que pode, a qualquer momento, optar por cancelar as comunicações e o uso dos seus Dados Pessoais, entrando em contacto connosco para o e-mail support@flo.health.</text:p>
      <text:p text:style-name="Standard"/>
      <text:p text:style-name="Standard">9. Armazenamento e transferências internacionais de Dados Pessoais</text:p>
      <text:p text:style-name="Standard">A Empresa está sediada nos Estados Unidos e os Dados Pessoais que recolhemos são regidos pela lei dos EUA. Esteja ciente que a legislação dos EUA, bem como as leis de outros países, podem não lhe oferecer a mesma proteção que as leis da sua jurisdição.</text:p>
      <text:p text:style-name="Standard"/>
      <text:p text:style-name="Standard">Você concorda ainda que os Dados Pessoais recolhidos podem ser armazenados e processados no <text:span text:style-name="T3">Canadá e nos Estados Unidos</text:span>, onde a Empresa aluga servidores, ou em qualquer outro país em que a Empresa ou as suas filiais, subsidiárias ou agentes mantenham instalações, e ao usar a Aplicação está a consentir tal transferência de Dados Pessoais para fora do seu país.</text:p>
      <text:p text:style-name="Standard"/>
      <text:p text:style-name="Standard">10. <text:span text:style-name="T8">Responsável de Proteção de Dados (DPO)</text:span></text:p>
      <text:p text:style-name="Standard">Para entrar em contacto com o nosso Responsável de Proteção de Dados, envie um e-mail para dpo@flo.health ou use os dados de contacto abaixo.</text:p>
      <text:p text:style-name="Standard"/>
      <text:p text:style-name="Standard">11. Contacte-nos</text:p>
      <text:p text:style-name="Standard">Geral </text:p>
      <text:p text:style-name="Standard"/>
      <text:p text:style-name="Standard"><text:soft-page-break/>Se tiver alguma dúvida ou preocupação sobre a sua privacidade, poderá entrar em contacto connosco para:</text:p>
      <text:p text:style-name="Standard"/>
      <text:p text:style-name="Standard">Flo Health, Inc., 541 Jefferson Ave Ste 100, Redwood City, CA 94063-1700</text:p>
      <text:p text:style-name="Standard"/>
      <text:p text:style-name="Standard">E-mail: support@flo.health ou dpo@flo.health</text:p>
      <text:p text:style-name="Standard"/>
      <text:p text:style-name="Standard">Residentes na UE, Reino Unido e na Suíça​</text:p>
      <text:p text:style-name="Standard"/>
      <text:p text:style-name="Standard">Pode contactar o nosso representante da UE:</text:p>
      <text:p text:style-name="Standard"/>
      <text:p text:style-name="Standard">DPOEU LTD, Office 902, Oval, Krinou 3, Ayios Athanasios, 4103, Limassol, Chipre</text:p>
      <text:p text:style-name="Standard"/>
      <text:p text:style-name="Standard">Email: info@dpoeu.eu</text:p>
      <text:p text:style-name="Standard"/>
      <text:p text:style-name="Standard">Download Flo for iOS on the App Store</text:p>
      <text:p text:style-name="Standard">Download Flo for Android on Google Play</text:p>
      <text:p text:style-name="Standard">Sobre nós</text:p>
      <text:p text:style-name="Standard">Fale Сonosco</text:p>
      <text:p text:style-name="Standard">Princípios de revisão de conteúdo</text:p>
      <text:p text:style-name="Standard">Segurança</text:p>
      <text:p text:style-name="Standard">Política de Privacidade</text:p>
      <text:p text:style-name="Standard">Termos de Uso</text:p>
      <text:p text:style-name="P5">Política de Cookies</text:p>
      <text:p text:style-name="Standard">©</text:p>
      <text:p text:style-name="Standard">2022 Flo Health, Inc.</text:p>
      <text:p text:style-name="Standard"/>
      <text:p text:style-name="Standard">Português</text:p>
      <text:p text:style-name="Standard">instagram-footer facebook-footer twitter-footer linkedin-foo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fo:background-color="#ffffff"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2-09-09T10:34:53.250669342</dc:date>
    <meta:editing-duration>PT3M47S</meta:editing-duration>
    <meta:editing-cycles>2</meta:editing-cycles>
    <meta:document-statistic meta:table-count="0" meta:image-count="0" meta:object-count="0" meta:page-count="11" meta:paragraph-count="206" meta:word-count="4482" meta:character-count="29604" meta:non-whitespace-character-count="25274"/>
  </office:meta>
</office:document-meta>
</file>